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C000001DCE5DCD0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aHei Consolas Hybrid" svg:font-family="'YaHei Consolas Hybrid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3465a4" draw:opacity="0%" draw:textarea-horizontal-align="justify" draw:textarea-vertical-align="middle" draw:auto-grow-height="false" fo:min-height="1.979cm" fo:min-width="9.376cm" loext:decorative="false"/>
    </style:style>
    <style:style style:name="gr3" style:family="graphic" style:parent-style-name="standard">
      <style:graphic-properties svg:stroke-color="#3465a4" draw:opacity="0%" draw:textarea-horizontal-align="justify" draw:textarea-vertical-align="middle" draw:auto-grow-height="false" fo:min-height="1.69cm" fo:min-width="4.276cm" loext:decorative="false"/>
    </style:style>
    <style:style style:name="gr4" style:family="graphic" style:parent-style-name="standard">
      <style:graphic-properties svg:stroke-color="#3465a4" draw:opacity="0%" draw:textarea-horizontal-align="justify" draw:textarea-vertical-align="middle" draw:auto-grow-height="false" fo:min-height="7.126cm" fo:min-width="1.486cm" loext:decorative="false"/>
    </style:style>
    <style:style style:name="gr5" style:family="graphic" style:parent-style-name="standard">
      <style:graphic-properties svg:stroke-color="#3465a4" draw:opacity="0%" draw:textarea-horizontal-align="justify" draw:textarea-vertical-align="middle" draw:auto-grow-height="false" fo:min-height="2.224cm" fo:min-width="1.277cm" loext:decorative="false"/>
    </style:style>
    <style:style style:name="gr6" style:family="graphic" style:parent-style-name="standard">
      <style:graphic-properties svg:stroke-color="#3465a4" draw:opacity="0%" draw:textarea-horizontal-align="justify" draw:textarea-vertical-align="middle" draw:auto-grow-height="false" fo:min-height="4.856cm" fo:min-width="1.486cm" loext:decorative="false"/>
    </style:style>
    <style:style style:name="gr7" style:family="graphic" style:parent-style-name="standard">
      <style:graphic-properties svg:stroke-color="#3465a4" draw:opacity="0%" draw:textarea-horizontal-align="justify" draw:textarea-vertical-align="middle" draw:auto-grow-height="false" fo:min-height="1.736cm" fo:min-width="1.486cm" loext:decorative="false"/>
    </style:style>
    <style:style style:name="gr8" style:family="graphic" style:parent-style-name="standard">
      <style:graphic-properties svg:stroke-opacity="100%" draw:opacity="0%" draw:opacity-name="" draw:textarea-horizontal-align="justify" draw:textarea-vertical-align="middle" draw:auto-grow-height="false" fo:min-height="0.885cm" fo:min-width="3.18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16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46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.4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.46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.86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1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 loext:decorative="false"/>
      <style:paragraph-properties style:writing-mode="lr-tb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3.721cm" fo:min-width="8.011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1.18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49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text-properties style:font-name="YaHei Consolas Hybrid" style:font-name-asian="YaHei Consolas Hybrid"/>
    </style:style>
    <style:style style:name="P5" style:family="paragraph">
      <loext:graphic-properties draw:fill="none" draw:fill-color="#ffffff"/>
      <style:text-properties style:font-name="YaHei Consolas Hybrid" style:font-name-asian="YaHei Consolas Hybrid"/>
    </style:style>
    <style:style style:name="P6" style:family="paragraph">
      <loext:graphic-properties draw:fill="none" draw:fill-color="#ffffff"/>
      <style:text-properties fo:color="#ff0000" loext:opacity="100%"/>
    </style:style>
    <style:style style:name="P7" style:family="paragraph">
      <loext:graphic-properties draw:fill="none" draw:fill-color="#ffffff"/>
    </style:style>
    <style:style style:name="T1" style:family="text">
      <style:text-properties style:font-name="YaHei Consolas Hybrid" fo:font-size="14pt" style:font-name-asian="YaHei Consolas Hybrid" style:font-size-asian="14pt" style:font-size-complex="14pt"/>
    </style:style>
    <style:style style:name="T2" style:family="text">
      <style:text-properties fo:color="#ff0000" loext:opacity="100%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4.29cm" svg:height="14.29cm" svg:x="4.25cm" svg:y="1.996cm">
          <draw:image xlink:href="Pictures/10000001000001DC000001DCE5DCD0AF.png" xlink:type="simple" xlink:show="embed" xlink:actuate="onLoad" draw:mime-type="image/png">
            <text:p/>
          </draw:image>
        </draw:frame>
        <draw:custom-shape draw:style-name="gr2" draw:text-style-name="P2" draw:layer="layout" svg:width="9.876cm" svg:height="2.229cm" draw:transform="skewX (-0.000523598775598265) rotate (-1.06482537664174) translate (9.175cm 3.44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76cm" svg:height="1.94cm" draw:transform="rotate (0.506320016003555) translate (7.226cm 4.5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86cm" svg:height="7.376cm" draw:transform="skewX (0.000349065850398862) rotate (0.436681378848981) translate (11.731cm 4.64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7cm" svg:height="2.474cm" draw:transform="rotate (0.436157780073383) translate (15.491cm 7.26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86cm" svg:height="5.106cm" draw:transform="skewX (-0.000174532925199425) rotate (-0.366693675844009) translate (6.388cm 6.40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86cm" svg:height="1.986cm" svg:x="7.192cm" svg:y="10.3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8cm" svg:height="1.135cm" svg:x="14.001cm" svg:y="14.86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21cm" svg:height="1.419cm" svg:x="17.972cm" svg:y="14.867cm">
          <draw:text-box>
            <text:p text:style-name="P4"><text:span text:style-name="T1">重链</text:span></text:p>
          </draw:text-box>
        </draw:frame>
        <draw:frame draw:style-name="gr10" draw:text-style-name="P6" draw:layer="layout" svg:width="0.968cm" svg:height="1.092cm" svg:x="10.029cm" svg:y="4.087cm">
          <draw:text-box>
            <text:p><text:span text:style-name="T2">1</text:span></text:p>
          </draw:text-box>
        </draw:frame>
        <draw:frame draw:style-name="gr11" draw:text-style-name="P6" draw:layer="layout" svg:width="0.968cm" svg:height="1.091cm" svg:x="8.21cm" svg:y="5.549cm">
          <draw:text-box>
            <text:p><text:span text:style-name="T2">2</text:span></text:p>
          </draw:text-box>
        </draw:frame>
        <draw:frame draw:style-name="gr10" draw:text-style-name="P6" draw:layer="layout" svg:width="0.968cm" svg:height="1.092cm" svg:x="9.629cm" svg:y="7.775cm">
          <draw:text-box>
            <text:p><text:span text:style-name="T2">3</text:span></text:p>
          </draw:text-box>
        </draw:frame>
        <draw:frame draw:style-name="gr10" draw:text-style-name="P6" draw:layer="layout" svg:width="0.968cm" svg:height="1.092cm" svg:x="10.763cm" svg:y="10.371cm">
          <draw:text-box>
            <text:p><text:span text:style-name="T2">4</text:span></text:p>
          </draw:text-box>
        </draw:frame>
        <draw:frame draw:style-name="gr10" draw:text-style-name="P6" draw:layer="layout" svg:width="0.968cm" svg:height="1.092cm" svg:x="11.164cm" svg:y="12.314cm">
          <draw:text-box>
            <text:p><text:span text:style-name="T2">5</text:span></text:p>
          </draw:text-box>
        </draw:frame>
        <draw:frame draw:style-name="gr12" draw:text-style-name="P6" draw:layer="layout" svg:width="0.967cm" svg:height="1.091cm" svg:x="12.466cm" svg:y="5.549cm">
          <draw:text-box>
            <text:p><text:span text:style-name="T2">9</text:span></text:p>
          </draw:text-box>
        </draw:frame>
        <draw:frame draw:style-name="gr13" draw:text-style-name="P6" draw:layer="layout" svg:width="1.368cm" svg:height="1.091cm" svg:x="13.717cm" svg:y="8.059cm">
          <draw:text-box>
            <text:p><text:span text:style-name="T2">10</text:span></text:p>
          </draw:text-box>
        </draw:frame>
        <draw:frame draw:style-name="gr10" draw:text-style-name="P6" draw:layer="layout" svg:width="0.968cm" svg:height="1.092cm" svg:x="10.03cm" svg:y="4.087cm">
          <draw:text-box>
            <text:p><text:span text:style-name="T2">1</text:span></text:p>
          </draw:text-box>
        </draw:frame>
        <draw:frame draw:style-name="gr14" draw:text-style-name="P6" draw:layer="layout" svg:width="1.314cm" svg:height="1.092cm" svg:x="15.136cm" svg:y="10.655cm">
          <draw:text-box>
            <text:p><text:span text:style-name="T2">11</text:span></text:p>
          </draw:text-box>
        </draw:frame>
        <draw:frame draw:style-name="gr15" draw:text-style-name="P6" draw:layer="layout" svg:width="1.367cm" svg:height="1.092cm" svg:x="16.554cm" svg:y="8.626cm">
          <draw:text-box>
            <text:p><text:span text:style-name="T2">12</text:span></text:p>
          </draw:text-box>
        </draw:frame>
        <draw:frame draw:style-name="gr16" draw:text-style-name="P6" draw:layer="layout" svg:width="1.418cm" svg:height="1.898cm" svg:x="6.058cm" svg:y="8.059cm">
          <draw:text-box>
            <text:p><text:span text:style-name="T2">6</text:span></text:p>
          </draw:text-box>
        </draw:frame>
        <draw:frame draw:style-name="gr17" draw:text-style-name="P6" draw:layer="layout" svg:width="1.702cm" svg:height="1.092cm" svg:x="4.639cm" svg:y="11.222cm">
          <draw:text-box>
            <text:p><text:span text:style-name="T2">7</text:span></text:p>
          </draw:text-box>
        </draw:frame>
        <draw:frame draw:style-name="gr16" draw:text-style-name="P6" draw:layer="layout" svg:width="1.986cm" svg:height="1.898cm" svg:x="7.476cm" svg:y="11.79cm">
          <draw:text-box>
            <text:p><text:span text:style-name="T2">8</text:span></text:p>
          </draw:text-box>
        </draw:frame>
        <draw:custom-shape draw:style-name="gr18" draw:text-style-name="P2" draw:layer="layout" svg:width="8.511cm" svg:height="3.971cm" svg:x="12.582cm" svg:y="13.44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684cm" svg:height="1.093cm" svg:x="13.433cm" svg:y="13.491cm">
          <draw:text-box>
            <text:p><text:span text:style-name="T3">图例</text:span></text:p>
          </draw:text-box>
        </draw:frame>
        <draw:frame draw:style-name="gr10" draw:text-style-name="P6" draw:layer="layout" svg:width="0.968cm" svg:height="1.092cm" svg:x="15.419cm" svg:y="16.002cm">
          <draw:text-box>
            <text:p><text:span text:style-name="T2">1</text:span></text:p>
          </draw:text-box>
        </draw:frame>
        <draw:frame draw:style-name="gr20" draw:text-style-name="P7" draw:layer="layout" svg:width="3.121cm" svg:height="3.748cm" svg:x="17.405cm" svg:y="16.002cm">
          <draw:text-box>
            <text:p><text:span text:style-name="T3">DFN</text:span><text:span text:style-name="T3">序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aHei Consolas Hybrid" svg:font-family="'YaHei Consolas Hybrid'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4:45:13.544792545</meta:creation-date>
    <dc:date>2025-08-22T15:14:39.467158427</dc:date>
    <meta:editing-duration>PT9M49S</meta:editing-duration>
    <meta:editing-cycles>2</meta:editing-cycles>
    <meta:generator>LibreOffice/24.2.7.2$Linux_X86_64 LibreOffice_project/420$Build-2</meta:generator>
    <meta:print-date>2025-08-22T15:13:20.949859328</meta:print-date>
    <meta:printed-by>PDF 文件</meta:printed-by>
    <meta:document-statistic meta:object-count="26"/>
  </office:meta>
</office:document-meta>
</file>